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style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image/png" manifest:full-path="Thumbnails/thumbnail.png"/>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2" style:family="paragraph" style:parent-style-name="Standard">
      <style:paragraph-properties fo:margin-left="0cm" fo:margin-right="0cm" fo:line-height="150%" fo:text-align="justify" style:justify-single-word="false" fo:text-indent="0.953cm" style:auto-text-indent="false"/>
      <style:text-properties style:font-name="Times New Roman" fo:font-size="14pt" style:font-size-asian="14pt" style:font-size-complex="14pt"/>
    </style:style>
    <style:style style:name="P3" style:family="paragraph" style:parent-style-name="Default">
      <style:paragraph-properties fo:margin-left="0cm" fo:margin-right="0cm" fo:line-height="150%" fo:text-align="justify" style:justify-single-word="false" fo:text-indent="0.953cm" style:auto-text-indent="false" style:writing-mode="lr-tb"/>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normal"/>
    </style:style>
    <style:style style:name="P4" style:family="paragraph" style:parent-style-name="Standard">
      <style:paragraph-properties fo:margin-left="0cm" fo:margin-right="0cm" fo:line-height="150%" fo:text-align="justify" style:justify-single-word="false" fo:text-indent="1.251cm" style:auto-text-indent="false" style:writing-mode="lr-tb"/>
      <style:text-properties fo:color="#000000" style:font-name="Times New Roman" fo:font-size="14pt" fo:language="zxx" fo:country="none" fo:font-weight="normal" style:font-size-asian="14pt" style:language-asian="zxx" style:country-asian="none" style:font-weight-asian="normal" style:font-name-complex="Times New Roman" style:font-size-complex="14pt" style:font-weight-complex="normal"/>
    </style:style>
    <style:style style:name="P5"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6" style:family="paragraph" style:parent-style-name="Standard">
      <style:paragraph-properties fo:margin-left="0cm" fo:margin-right="0cm" fo:margin-top="0cm" fo:margin-bottom="0cm" fo:line-height="150%" fo:text-align="justify" style:justify-single-word="false" fo:text-indent="1.245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7"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8"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9"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font-variant="normal" fo:text-transform="none" fo:color="#000000" style:text-line-through-style="none" style:text-position="0% 100%" style:font-name="Times New Roman" fo:font-size="14pt" fo:language="uk" fo:country="UA"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3"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14" style:family="paragraph" style:parent-style-name="Default">
      <style:paragraph-properties fo:margin-left="0cm" fo:margin-right="0cm" fo:margin-top="0cm" fo:margin-bottom="0cm" fo:line-height="150%" fo:text-align="justify" style:justify-single-word="false" fo:text-indent="0cm" style:auto-text-indent="false" style:writing-mode="lr-tb">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bold" style:text-blinking="false" fo:background-color="transparent"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5" style:family="paragraph" style:parent-style-name="Default">
      <style:paragraph-properties fo:margin-left="0cm" fo:margin-right="0cm" fo:margin-top="0cm" fo:margin-bottom="0cm" fo:line-height="150%" fo:text-align="justify" style:justify-single-word="false" fo:text-indent="0cm" style:auto-text-indent="false" style:writing-mode="lr-tb">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6" style:family="paragraph" style:parent-style-name="Standard">
      <style:paragraph-properties fo:margin-left="0cm" fo:margin-right="0cm" fo:line-height="150%" fo:text-align="justify" style:justify-single-word="false" fo:text-indent="1.249cm" style:auto-text-indent="false" style:writing-mode="lr-tb">
        <style:tab-stops>
          <style:tab-stop style:position="16.081cm"/>
        </style:tab-stops>
      </style:paragraph-properties>
      <style:text-properties style:font-name="Times New Roman" fo:font-size="14pt" fo:language="uk" fo:country="UA" fo:font-weight="normal" style:font-size-asian="14pt" style:font-weight-asian="normal" style:font-size-complex="14pt" style:font-weight-complex="normal"/>
    </style:style>
    <style:style style:name="P17" style:family="paragraph" style:parent-style-name="Standard">
      <style:paragraph-properties fo:margin-left="0cm" fo:margin-right="0.025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 style:family="paragraph" style:parent-style-name="Default">
      <style:paragraph-properties fo:margin-top="0cm" fo:margin-bottom="0cm" fo:line-height="150%" fo:text-align="justify" style:justify-single-word="false" style:writing-mode="lr-tb">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 style:family="paragraph" style:parent-style-name="Default">
      <style:paragraph-properties fo:margin-top="0cm" fo:margin-bottom="0cm" fo:line-height="150%" fo:text-align="justify" style:justify-single-word="false" style:writing-mode="lr-tb">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0" style:family="paragraph" style:parent-style-name="Обычный_20__28_Web_29_">
      <style:paragraph-properties fo:margin-top="0cm" fo:margin-bottom="0cm" fo:line-height="150%" fo:text-align="justify" style:justify-single-word="false" style:writing-mode="lr-tb">
        <style:tab-stops/>
      </style:paragraph-properties>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1" style:family="paragraph" style:parent-style-name="Default">
      <style:paragraph-properties fo:line-height="150%" fo:text-align="justify" style:justify-single-word="false" style:writing-mode="lr-tb">
        <style:tab-stops/>
      </style:paragraph-properties>
      <style:text-properties fo:color="#000000" style:font-name="Times New Roman" fo:font-size="14pt" fo:language="zxx" fo:country="none" fo:font-weight="normal" style:font-size-asian="14pt" style:language-asian="zxx" style:country-asian="none" style:font-weight-asian="normal" style:font-name-complex="Times New Roman" style:font-size-complex="14pt" style:font-weight-complex="normal"/>
    </style:style>
    <style:style style:name="P22" style:family="paragraph" style:parent-style-name="Standard">
      <style:paragraph-properties fo:margin-left="0cm" fo:margin-right="0cm" fo:line-height="150%" fo:text-align="justify" style:justify-single-word="false" fo:text-indent="0.953cm" style:auto-text-indent="false"/>
      <style:text-properties style:font-name="Times New Roman" fo:font-size="14pt" fo:font-weight="bold" style:font-size-asian="14pt" style:font-weight-asian="bold" style:font-size-complex="14pt"/>
    </style:style>
    <style:style style:name="P23"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style:font-name="Times New Roman" fo:font-size="14pt" fo:language="zxx" fo:country="none" fo:font-weight="normal" style:font-size-asian="14pt" style:language-asian="zxx" style:country-asian="none" style:font-weight-asian="normal" style:font-name-complex="Times New Roman" style:font-size-complex="14pt" style:font-weight-complex="normal"/>
    </style:style>
    <style:style style:name="P2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font-variant="normal" fo:text-transform="none" fo:color="#000000" style:text-line-through-style="none" style:text-position="0% 100%" style:font-name="Times New Roman" fo:font-size="14pt" fo:language="uk" fo:country="UA"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5" style:family="paragraph" style:parent-style-name="Default" style:master-page-name="Standard">
      <style:paragraph-properties fo:margin-left="0cm" fo:margin-right="0cm" fo:line-height="150%" fo:text-align="justify" style:justify-single-word="false" fo:text-indent="0.953cm" style:auto-text-indent="false" style:page-number="auto"/>
      <style:text-properties style:font-name="Times New Roman" fo:font-size="14pt" fo:font-weight="bold" style:font-size-asian="14pt" style:font-weight-asian="bold" style:font-size-complex="14pt"/>
    </style:style>
    <style:style style:name="P26" style:family="paragraph" style:parent-style-name="Default" style:list-style-name="RTF_5f_Num_20_5">
      <style:paragraph-properties fo:line-height="150%" fo:text-align="justify" style:justify-single-word="false" style:writing-mode="lr-tb">
        <style:tab-stops>
          <style:tab-stop style:position="0.069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normal"/>
    </style:style>
    <style:style style:name="P27" style:family="paragraph" style:parent-style-name="Default" style:list-style-name="RTF_5f_Num_20_5">
      <style:paragraph-properties fo:margin-left="0cm" fo:margin-right="0cm" fo:margin-top="0cm" fo:margin-bottom="0cm" fo:line-height="150%" fo:text-align="justify" style:justify-single-word="false" fo:text-indent="0cm" style:auto-text-indent="false" style:writing-mode="lr-tb">
        <style:tab-stops>
          <style:tab-stop style:position="0.069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normal"/>
    </style:style>
    <style:style style:name="P28" style:family="paragraph" style:parent-style-name="Default" style:list-style-name="RTF_5f_Num_20_5">
      <style:paragraph-properties fo:margin-left="0cm" fo:margin-right="0cm" fo:margin-top="0cm" fo:margin-bottom="0cm" fo:line-height="150%" fo:text-align="justify" style:justify-single-word="false" fo:text-indent="0cm" style:auto-text-indent="false" style:writing-mode="lr-tb">
        <style:tab-stops>
          <style:tab-stop style:position="0.069cm"/>
        </style:tab-stops>
      </style:paragraph-properties>
      <style:text-properties fo:color="#000000" style:text-line-through-style="none" style:text-position="0% 100%"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9" style:family="paragraph" style:parent-style-name="Default" style:list-style-name="RTF_5f_Num_20_5">
      <style:paragraph-properties fo:margin-left="0cm" fo:margin-right="0cm" fo:margin-top="0cm" fo:margin-bottom="0cm" fo:line-height="150%" fo:text-align="justify" style:justify-single-word="false" fo:text-indent="0cm" style:auto-text-indent="false" style:writing-mode="lr-tb">
        <style:tab-stops>
          <style:tab-stop style:position="0.069cm"/>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bold" style:text-blinking="false" fo:background-color="transparent"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30" style:family="paragraph" style:parent-style-name="Default" style:list-style-name="RTF_5f_Num_20_5">
      <style:paragraph-properties fo:margin-top="0cm" fo:margin-bottom="0cm" fo:line-height="150%" fo:text-align="justify" style:justify-single-word="false" style:writing-mode="lr-tb">
        <style:tab-stops>
          <style:tab-stop style:position="0.069cm"/>
        </style:tab-stops>
      </style:paragraph-properties>
      <style:text-properties fo:color="#000000" style:text-line-through-style="none" style:text-position="0% 100%"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31" style:family="paragraph" style:parent-style-name="Обычный_20__28_Web_29_" style:list-style-name="RTF_5f_Num_20_5">
      <style:paragraph-properties fo:margin-top="0cm" fo:margin-bottom="0cm" fo:line-height="150%" fo:text-align="justify" style:justify-single-word="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2" style:family="paragraph" style:parent-style-name="Обычный_20__28_Web_29_" style:list-style-name="RTF_5f_Num_20_5">
      <style:paragraph-properties fo:margin-top="0cm" fo:margin-bottom="0cm" fo:line-height="150%" fo:text-align="justify" style:justify-single-word="false" style:writing-mode="lr-tb">
        <style:tab-stops>
          <style:tab-stop style:position="16.087cm"/>
        </style:tab-stops>
      </style:paragraph-properties>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 style:family="text">
      <style:text-properties style:text-position="sub 58%"/>
    </style:style>
    <style:style style:name="T2" style:family="text">
      <style:text-properties style:text-position="sub 58%" style:font-name-asian="Trebuchet MS" style:font-name-complex="Trebuchet MS"/>
    </style:style>
    <style:style style:name="T3" style:family="text">
      <style:text-properties style:text-position="0% 100%"/>
    </style:style>
    <style:style style:name="T4" style:family="text">
      <style:text-properties style:text-position="0% 100%" style:font-name-asian="Trebuchet MS" style:font-name-complex="Trebuchet MS"/>
    </style:style>
    <style:style style:name="T5" style:family="text">
      <style:text-properties style:text-position="0% 100%" fo:font-weight="bold" style:font-weight-asian="bold" style:font-weight-complex="bold"/>
    </style:style>
    <style:style style:name="T6" style:family="text">
      <style:text-properties fo:font-variant="normal" fo:text-transform="none" style:text-position="0% 100%" style:text-blinking="false" fo:background-color="transparent"/>
    </style:style>
    <style:style style:name="T7" style:family="text">
      <style:text-properties fo:font-variant="normal" fo:text-transform="none" style:text-position="0% 100%" fo:language="uk" fo:country="UA" style:text-blinking="false" fo:background-color="transparent"/>
    </style:style>
    <style:style style:name="T8" style:family="text">
      <style:text-properties fo:font-variant="normal" fo:text-transform="none" style:text-blinking="false" fo:background-color="transparent"/>
    </style:style>
    <style:style style:name="T9" style:family="text">
      <style:text-properties fo:font-variant="normal" fo:text-transform="none" fo:font-weight="bold" style:text-blinking="false" fo:background-color="transparent" style:font-weight-asian="bold" style:font-weight-complex="bold"/>
    </style:style>
    <style:style style:name="T10" style:family="text">
      <style:text-properties fo:language="en" fo:country="US" fo:font-style="italic" style:language-asian="ru" style:country-asian="RU" style:font-style-asian="italic" style:font-style-complex="italic"/>
    </style:style>
    <style:style style:name="T11" style:family="text">
      <style:text-properties style:font-name="OpenSymbol" fo:language="en" fo:country="US" fo:font-style="italic" style:font-name-asian="OpenSymbol" style:language-asian="ru" style:country-asian="RU" style:font-style-asian="italic" style:font-name-complex="OpenSymbol" style:font-style-complex="italic"/>
    </style:style>
    <style:style style:name="T12" style:family="text">
      <style:text-properties style:text-line-through-style="none" fo:font-style="normal" style:text-underline-style="none" style:font-name-asian="Times New Roman" style:font-style-asian="normal" style:font-style-complex="normal"/>
    </style:style>
    <style:style style:name="T13" style:family="text">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4" style:family="text">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слайд 1)</text:p>
      <text:p text:style-name="P22">Шановні члени державної екзаменаційної комісії, шановні присутні! До вашої уваги представляється дипломна робота на тему: «Методи розв’язування матричних ігор та їх програмна реалізація».</text:p>
      <text:p text:style-name="P4">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3">(слайд 2)</text:p>
      <text:p text:style-name="P4">Теорія ігор - це розділ прикладної математики, який вивчає моделі і методи прийняття оптимальних рішень в умовах конфлікту.</text:p>
      <text:p text:style-name="P4">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3">(слайд 3)</text:p>
      <text:p text:style-name="P4">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2151800894" text:style-name="RTF_5f_Num_20_5">
        <text:list-item>
          <text:p text:style-name="P23">уточнити кількість учасників (учасники або сторони конфлікту називаються гравцями);</text:p>
        </text:list-item>
        <text:list-item>
          <text:p text:style-name="P23">вказати на всі можливі способи дій гравців, які називаються стратегіями гравців;</text:p>
        </text:list-item>
        <text:list-item>
          <text:p text:style-name="P23">розрахувати, якими будуть результати гри, якщо кожний гравець вибере певну стратегію (тобто з’ясувати величину виграшу або програшу гравців в кожній із можливих ситуацій).</text:p>
          <text:p text:style-name="P26">(слайд 4)</text:p>
        </text:list-item>
      </text:list>
      <text:p text:style-name="P21"><text:tab/>Основна задача теорії ігор в<text:span text:style-name="T12">изначити, яку стратегію має застосувати розумний гравець у конфлікті з розумним суперником, щоб гарантувати </text:span><text:span text:style-name="T12">першому максимальний виграш, а другому – мінімальний програш, при чому </text:span><text:soft-page-break/><text:span text:style-name="T12">відхилення будь-якого з гравців від обраної (оптимальної) стратегії може тільки зменшити його виграш або збільшити програш.</text:span></text:p>
      <text:p text:style-name="P5">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озв'язку ігор.</text:p>
      <text:p text:style-name="P7"><text:tab/>В роботі розглядаються парні одноходові антагоністичні ігри, тобто такі, в яких приймають участь тільки два гравці, і виграш одного гравця рівний програшу іншого. Вважається, що кожен гравець має скінченну кількість чистих стратегій.</text:p>
      <text:list xml:id="list136564173" text:continue-numbering="true" text:style-name="RTF_5f_Num_20_5">
        <text:list-header>
          <text:p text:style-name="P27">(слайд 5)</text:p>
        </text:list-header>
      </text:list>
      <text:p text:style-name="P7"><text:tab/>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1">ij</text:span>, а гравець 2 - (-а<text:span text:style-name="T1">ij</text:span>). При правильній грі гравець 1 може завжди гарантувати собі виграш, який назвемо нижнім значенням ціни гри. Позначимо його: <draw:frame draw:style-name="fr1" draw:name="Об'єкт2" text:anchor-type="as-char" svg:y="-0.377cm" svg:width="2.648cm" svg:height="0.75cm" draw:z-index="0"><draw:object xlink:href="./Object 1" xlink:type="simple" xlink:show="embed" xlink:actuate="onLoad"/><draw:image xlink:href="./ObjectReplacements/Object 1" xlink:type="simple" xlink:show="embed" xlink:actuate="onLoad"/><svg:desc>формула</svg:desc></draw:frame>(на слайді). У свою чергу, гравець 2 може гарантувати собі програш, який назвемо верхнім значенням ціни гри. Позначимо його:<draw:frame draw:style-name="fr1" draw:name="Об'єкт3" text:anchor-type="as-char" svg:y="-0.377cm" svg:width="2.648cm" svg:height="0.75cm" draw:z-index="3"><draw:object xlink:href="./Object 2" xlink:type="simple" xlink:show="embed" xlink:actuate="onLoad"/><draw:image xlink:href="./ObjectReplacements/Object 2" xlink:type="simple" xlink:show="embed" xlink:actuate="onLoad"/><svg:desc>формула</svg:desc></draw:frame>(на слайді). Чисті стратегії i* і j*, що відповідають <draw:frame draw:style-name="fr1" draw:name="Об'єкт4" text:anchor-type="as-char" svg:y="-0.377cm" svg:width="0.422cm" svg:height="0.467cm" draw:z-index="1"><draw:object xlink:href="./Object 3" xlink:type="simple" xlink:show="embed" xlink:actuate="onLoad"/><draw:image xlink:href="./ObjectReplacements/Object 3" xlink:type="simple" xlink:show="embed" xlink:actuate="onLoad"/><svg:desc>формула</svg:desc></draw:frame> і <draw:frame draw:style-name="fr1" draw:name="Об'єкт5" text:anchor-type="as-char" svg:y="-0.377cm" svg:width="0.422cm" svg:height="0.469cm" draw:z-index="2"><draw:object xlink:href="./Object 4" xlink:type="simple" xlink:show="embed" xlink:actuate="onLoad"/><draw:image xlink:href="./ObjectReplacements/Object 4" xlink:type="simple" xlink:show="embed" xlink:actuate="onLoad"/><svg:desc>формула</svg:desc></draw:frame> називаються максимінною і мінімаксною стратегіями.</text:p>
      <text:list xml:id="list1958194935" text:continue-numbering="true" text:style-name="RTF_5f_Num_20_5">
        <text:list-header>
          <text:p text:style-name="P27">(слайд 6)</text:p>
        </text:list-header>
      </text:list>
      <text:p text:style-name="P7"><text:tab/>Ситуація (i*, j*) називається ситуацією рівноваги, якщо для i<text:span text:style-name="T10"> </text:span><text:span text:style-name="T11">∈</text:span><text:span text:style-name="T10"> </text:span>1, 2, ..., m, j<text:span text:style-name="T10"> </text:span><text:span text:style-name="T11">∈</text:span><text:span text:style-name="T10"> </text:span>1, 2, ..., n виконується нерівність:.a<text:span text:style-name="T1">ij* </text:span><text:span text:style-name="T4">≤ a</text:span><text:span text:style-name="T2">i*j* </text:span><text:span text:style-name="T4">≤ a</text:span><text:span text:style-name="T2">i*j</text:span> Якщо ситуація рівноваги для гри існує, то така гра називається грою з сідловою точкою, а елемент a<text:span text:style-name="T1">i*j*</text:span><text:span text:style-name="T3"> матриці А, що їй відповідає називається сідловою точкою цієї матриці. </text:span>Ситуація рівноваги це така ситуація, від якої жодному з гравців не вигідно відхилятися.</text:p>
      <text:list xml:id="list1115961679" text:continue-numbering="true" text:style-name="RTF_5f_Num_20_5">
        <text:list-header>
          <text:p text:style-name="P27">(слайд 7)</text:p>
        </text:list-header>
      </text:list>
      <text:p text:style-name="P7"><text:tab/>Мішаною стратегією гравця називається повний набір ймовірностей застосування його чистих стратегій.</text:p>
      <text:list xml:id="list1445637526" text:continue-numbering="true" text:style-name="RTF_5f_Num_20_5">
        <text:list-header>
          <text:p text:style-name="P27"><text:soft-page-break/>(слайд 8)</text:p>
        </text:list-header>
      </text:list>
      <text:p text:style-name="P13"><text:span text:style-name="T13"><text:tab/></text:span><text:span text:style-name="T14">Теорема (фон Неймана)</text:span><text:span text:style-name="T13">. В мішаних стратегіях гра двох осіб з нульовою сумою завжди має розв’язок.</text:span></text:p>
      <text:p text:style-name="P8"><text:span text:style-name="T3"><text:tab/></text:span><text:span text:style-name="T5">Основні методи розв’зування матричних ігор</text:span></text:p>
      <text:p text:style-name="P6">По-переше, це метод зведення матричної гри до задачі лінійного програмування.</text:p>
      <text:list xml:id="list1361562924" text:continue-numbering="true" text:style-name="RTF_5f_Num_20_5">
        <text:list-header>
          <text:p text:style-name="P28">(слайд 9)</text:p>
          <text:list>
            <text:list-header>
              <text:p text:style-name="P31">Часто в практичних задачах немає необхідності знаходити точний розв’язок матричної гри. Досить знайти наближений розв’язок, який дає середній виграш, близький до ціни гри і наближені оптимальні стратегії гравців. </text:p>
            </text:list-header>
          </text:list>
          <text:p text:style-name="P32">Можна отримати прийнятний для практики розв’язок за допомогою одного з чисельних методів, наприклад, за допомогою методу Брауна-Робінсона.</text:p>
        </text:list-header>
      </text:list>
      <text:p text:style-name="P20"><text:tab/>В його основі полягає ідея багатократного фіктивного розіграшу гри</text:p>
      <text:p text:style-name="P20"><text:tab/>Недолік — мала швидкість збіжності.</text:p>
      <text:list xml:id="list488219881" text:continue-numbering="true" text:style-name="RTF_5f_Num_20_5">
        <text:list-header>
          <text:p text:style-name="P30">(слайд 10)</text:p>
        </text:list-header>
      </text:list>
      <text:p text:style-name="P9"><text:tab/>Монотонний ітеративний алгоритм розв'язання матричних ігор <text:s/>реалізується тільки для одного гравця на відміну від методу Брауна-Робінсона. Алгоритм дозволяє знаходити точно і наближено оптимальну стратегію одного гравця і значення ціни гри. За допомогою цього алгоритму можна отримати задану точність розв’язку, причому число кроків, необхідних для досягнення результатів, слабо залежить від розмірності матриці виграшів.</text:p>
      <text:p text:style-name="P10"><text:tab/>Особливість цього алгоритму у здатності генерувати строго монотонно зростаючу послідовність оцінок ціни гри, що не властиво алгоритму Брауна-Робінсона.</text:p>
      <text:list xml:id="list1311067802" text:continue-numbering="true" text:style-name="RTF_5f_Num_20_5">
        <text:list-header>
          <text:p text:style-name="P28">(слайд 11)</text:p>
        </text:list-header>
      </text:list>
      <text:p text:style-name="P1"><text:tab/>В чистих стратегіях в грі може не існувати ситуації рівноваги. Вибір використання мішаних стратегій може бути виправданий лише для багаторазово повторюваних ігор. В окремій грі кожен з гравців навіть при реалізації «оптимальної» мішаної стратегії може дуже сильно програти.</text:p>
      <text:p text:style-name="P1"><text:tab/>Вибір максимінної і мінімаксної стратегій добре підходить для обережних <text:soft-page-break/>гравців. Він дозволяє не програти занадто багато, не виграти занадто мало. Але деякі гравці можуть бути більш схильні до ризику, і орієнтуватися на ті стратегії, які можуть забезпечити їм максимально можливий виграш. </text:p>
      <text:p text:style-name="P11"><text:tab/>Нарешті, орієнтація на мішані стратегії передбачає відсутність будь-якої інформації про психологію суперника, припускаючи лише, що він діє раціонально.</text:p>
      <text:p text:style-name="P11"><text:tab/>На практиці ми можемо мати про противника будь-яку додаткову інформацію і на її основі робити які-небудь припущення щодо його поведінки. При цьому наші припущення практично завжди носять нечіткий характер. Приміром, наші припущення можуть мати такий вигляд: «якщо противник самовпевнений, то, скоріше за все, він вибере стратегію максимізації максимального доходу».</text:p>
      <text:p text:style-name="P11"><text:tab/>У загальному випадку наші припущення можуть носити досить складний характер. Наприклад, ми можемо припускати, що «якщо супротивник досвідчений і поводиться самовпевнено, то він буде керуватися принципом оптимальних мішаних стратегій, якщо ця оптимальна стратегія не дає надто низький очікуваний виграш». Якщо супротивник обережний, то він буде керуватися максимінною стратегією. Якщо супротивник схильний до ризику і не досвідчений, то він вибере стратегію, яка відповідає максимально можливому доходу. Таким чином, ми можемо скласти цілу базу нечітких правил. При цьому нам необхідно еврістично або аналітично задати ступені приналежності супротивника до кожної з нечітких множин. Також необхідно навчитися здійснювати логічні операції над нечіткими множинами. Так, у <text:s/>прикладі нам необхідно обробити цілих три нечітких множини: А = {досвідчений противник}, В = {самовпевнений противник} і С = {очікуваний виграш, гарантований стратегією, задовольняє супротивника} і на основі їх обробки здійснити процедуру нечіткого виводу.</text:p>
      <text:list xml:id="list1354710784" text:continue-numbering="true" text:style-name="RTF_5f_Num_20_5">
        <text:list-header>
          <text:p text:style-name="P29">(слайд 12)</text:p>
        </text:list-header>
      </text:list>
      <text:p text:style-name="P9"><text:span text:style-name="T6"><text:tab/></text:span><text:span text:style-name="T7">Дипломна робота повністю реалізована на JavaScript. Це дає змогу розширити кількість пристроїв, які зможуть виконувати програму без потреби </text:span><text:soft-page-break/><text:span text:style-name="T7">перекомпіляції. Поділяється на клієнтську та серверну частини.</text:span></text:p>
      <text:list xml:id="list464962566" text:continue-numbering="true" text:style-name="RTF_5f_Num_20_5">
        <text:list-header>
          <text:p text:style-name="P29">(слайд 13)</text:p>
        </text:list-header>
      </text:list>
      <text:p text:style-name="P12"><text:tab/>Кожна функція знаходиться в окремому файлі і підключається в основному модулі.</text:p>
      <text:p text:style-name="P12"><text:tab/>Якщо розміри матриці невеликі, то можна обрахувати результат прямо в браузері і не використовувати інтернет-з’єднання для цього.</text:p>
      <text:list xml:id="list1996846152" text:continue-numbering="true" text:style-name="RTF_5f_Num_20_5">
        <text:list-header>
          <text:p text:style-name="P29">(слайд 14)</text:p>
        </text:list-header>
      </text:list>
      <text:p text:style-name="P16">В випадку, коли матриця має значні розміри має сенс ввести її в текстовий файл і відіслати на сервер (матричну гру, введену в браузері теж можна порахувати на сервері). На сервері реалізовано три основних методи розв’язку матричних ігор: графічний метод, метод Брауна-Робінсона та симплекс-метод. Дані кодуються в формат JSON та передаються на сервер за протоколом WebSocket.</text:p>
      <text:p text:style-name="P16">При введені матричної гри в файл, немає змоги вирішити її в браузері.</text:p>
      <text:p text:style-name="P16">Серверна частина працює під платформою nodejs. Я обрав саме цю платформу, тому що це дало змогу писати на одній мові на клієнті та на сервері. Також як сервер може використовуватися будь-який дистрибутив ОС Linux, Windows, FreeBSD та деякі інші операційні системи. До стандартного набору модулів nodejs потрібно було довстановити node-o3-canvas та socket.io.</text:p>
      <text:p text:style-name="P12">При обрахунках як на сервері так і в браузері — формат виводу не змінюється.</text:p>
      <text:list xml:id="list1943082338" text:continue-numbering="true" text:style-name="RTF_5f_Num_20_5">
        <text:list-header>
          <text:p text:style-name="P29">(слайд 15)</text:p>
        </text:list-header>
      </text:list>
      <text:p text:style-name="P17">Розглянемо, як приклад розв'язання такої матричної гри (на слайді).</text:p>
      <text:p text:style-name="P17">Після введення завдання в поле вводу матриці обирається метод і місце проведення обрахунків.</text:p>
      <text:list xml:id="list913733903" text:continue-numbering="true" text:style-name="RTF_5f_Num_20_5">
        <text:list-header>
          <text:p text:style-name="P29">(слайд 16)</text:p>
        </text:list-header>
      </text:list>
      <text:p text:style-name="P18"><text:span text:style-name="T9"><text:tab/></text:span><text:span text:style-name="T8">Ось пара двоїстих задач та розв’язок симплекс-методом на слайді.</text:span></text:p>
      <text:p text:style-name="P19"><text:tab/>Потім можна обрати метод Брауна-Робінсона</text:p>
      <text:p text:style-name="P14">(слайд 17)</text:p>
      <text:p text:style-name="P15"><text:tab/>Результат розв’язку методом Брауна-Робінсона на слайді.</text:p>
      <text:p text:style-name="P15"><text:tab/>Для демонстрації графічного методу введемо матрицю розмірності 2 на 4</text:p>
      <text:list xml:id="list1245235082" text:continue-numbering="true" text:style-name="RTF_5f_Num_20_5">
        <text:list-header>
          <text:p text:style-name="P29"><text:soft-page-break/>(слайд 18)</text:p>
        </text:list-header>
      </text:list>
      <text:p text:style-name="P17">Спочатку преревіримо роботу програми двома наведеними вище методами</text:p>
      <text:list xml:id="list850267615" text:continue-numbering="true" text:style-name="RTF_5f_Num_20_5">
        <text:list-header>
          <text:p text:style-name="P29">(слайд 19)</text:p>
        </text:list-header>
      </text:list>
      <text:p text:style-name="P17">Симплекс-метод</text:p>
      <text:list xml:id="list578138168" text:continue-numbering="true" text:style-name="RTF_5f_Num_20_5">
        <text:list-header>
          <text:p text:style-name="P29">(слайд 20)</text:p>
        </text:list-header>
      </text:list>
      <text:p text:style-name="P17">Метод Брауна-Робінсона</text:p>
      <text:list xml:id="list753991400" text:continue-numbering="true" text:style-name="RTF_5f_Num_20_5">
        <text:list-header>
          <text:p text:style-name="P29">(слайд 21)</text:p>
        </text:list-header>
      </text:list>
      <text:p text:style-name="P17">При виборі графічного методу маємо графік та значення мішаних стратегій гравців та ціни гри.</text:p>
      <text:list xml:id="list659383377" text:continue-numbering="true" text:style-name="RTF_5f_Num_20_5">
        <text:list-header>
          <text:p text:style-name="P29">(слайд 22)</text:p>
        </text:list-header>
      </text:list>
      <text:p text:style-name="P17">Особливістю моєї програми є функція знаходження розв’язку гри і в нечітких стратегіях на основі деяких відомостей про супротивника.</text:p>
      <text:p text:style-name="P17">Спочатку вводиться матриця виграшів/програшів.</text:p>
      <text:p text:style-name="P17">Потім вводиться база правил, якими (за нашим припущенням) керується супротивник.</text:p>
      <text:list xml:id="list662683182" text:continue-numbering="true" text:style-name="RTF_5f_Num_20_5">
        <text:list-header>
          <text:p text:style-name="P29">(слайд 23)</text:p>
        </text:list-header>
      </text:list>
      <text:p text:style-name="P17">Так це виглядає в браузері.</text:p>
      <text:p text:style-name="P17">Всі правила за замовчуванням розділяються умовою "або". Але можна ввести умову "і", в тому впадку, якщо на вибір певного методу впливає одночасно 2 правила.</text:p>
      <text:list xml:id="list2087300893" text:continue-numbering="true" text:style-name="RTF_5f_Num_20_5">
        <text:list-header>
          <text:p text:style-name="P29">(слайд 24)</text:p>
        </text:list-header>
      </text:list>
      <text:p text:style-name="P17">Результат підрахунків. На нього впливає наша сумарна впевненість в виборі супротивником того чи іншого методу вибору оптимальної стратегії.</text:p>
      <text:list xml:id="list1267891618" text:continue-numbering="true" text:style-name="RTF_5f_Num_20_5">
        <text:list-header>
          <text:p text:style-name="P29">(слайд 25)</text:p>
        </text:list-header>
      </text:list>
      <text:p text:style-name="P17">В даній дипломній роботі було реалізовано основні алгоритми розв’язування матричних ігор. А саме симплекс-метод, метод Брауна-Робінсона та графічний метод.</text:p>
      <text:p text:style-name="P17">Також було реалізовано алгоритм, що при обчислені враховує прогнозування поведінки супротивника на основі попередній відомостей про <text:soft-page-break/>нього. Цей алгоритм будує мішану стратегію, в якій враховано степінь впевненості в виборі супротивником кожної своєї стратегії.</text:p>
      <text:list xml:id="list2175967293" text:continue-numbering="true" text:style-name="RTF_5f_Num_20_5">
        <text:list-header>
          <text:p text:style-name="P29">(слайд 27)</text:p>
        </text:list-header>
      </text:list>
      <text:p text:style-name="P17"><text:span text:style-name="T6">Програма має можливість проводити складні обчислення на стороні сервера, що значно зменшує навантаження на пристрій. Це особливо актуально у випадку планшету чи мобільного телефону. Було протестовано на планшеті HP TouchPad з операційною </text:span><text:span text:style-name="T8">системою</text:span><text:span text:style-name="T6"> WebOS та браузером на основі WebKit та телефоні HTC Dezire Z з операційною системою Android та браузером на основі WebKit.</text:span></text:p>
      <text:p text:style-name="P2">На цьому мій виступ підійшов до завершення. Дякую за уваг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Default" style:family="paragraph">
      <style:paragraph-properties fo:orphans="2" fo:widows="2" style:text-autospace="none"/>
      <style:text-properties fo:color="#000000" style:font-name="Times New Roman" fo:font-size="12pt" fo:language="uk" fo:country="UA" style:font-name-asian="Times New Roman" style:font-size-asian="12pt" style:font-name-complex="Times New Roman" style:font-size-complex="12pt" style:language-complex="ar" style:country-complex="SA"/>
    </style:style>
    <style:style style:name="Обычный_20__28_веб_29_" style:display-name="Обычный (веб)" style:family="paragraph" style:parent-style-name="Standard">
      <style:paragraph-properties fo:margin-top="0.494cm" fo:margin-bottom="0.494cm"/>
    </style:style>
    <style:style style:name="Body_20_text_20__28_3_29_" style:display-name="Body text (3)" style:family="paragraph" style:parent-style-name="Standard">
      <style:paragraph-properties fo:line-height="0.314cm" fo:text-align="justify" style:justify-single-word="false" fo:background-color="#ffffff">
        <style:background-image/>
      </style:paragraph-properties>
      <style:text-properties fo:font-size="8pt" fo:language="zxx" fo:country="none" style:font-size-asian="8pt" style:language-asian="zxx" style:country-asian="none" style:font-size-complex="8pt"/>
    </style:style>
    <style:style style:name="prosto_20_text" style:display-name="prosto text"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font-size="14pt" style:font-size-asian="14pt" style:font-size-complex="14pt"/>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6z0" style:family="text">
      <style:text-properties style:font-name="Wingdings" style:font-name-complex="Wingdings"/>
    </style:style>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10:52:07</meta:creation-date>
    <dc:date>2012-05-20T17:52:52</dc:date>
    <meta:editing-duration>P1DT13H36M35S</meta:editing-duration>
    <meta:editing-cycles>72</meta:editing-cycles>
    <meta:generator>LibreOffice/3.4$Unix LibreOffice_project/340m1$Build-602</meta:generator>
    <meta:document-statistic meta:table-count="0" meta:image-count="0" meta:object-count="4" meta:page-count="7" meta:paragraph-count="81" meta:word-count="1407" meta:character-count="10159" meta:non-whitespace-character-count="8804"/>
  </office:meta>
</office:document-meta>
</file>

<file path=Object 1/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sub>
        <mi>a</mi>
        <mi mathvariant="italic">ij</mi>
      </msub>
    </mrow>
    <annotation encoding="StarMath 5.0">underline {v}  = max csub{i} min csub{j} a_ij </annotation>
  </semantics>
</math>
</file>

<file path=Object 2/content.xml><?xml version="1.0" encoding="utf-8"?>
<math xmlns="http://www.w3.org/1998/Math/MathML">
  <semantics>
    <mrow>
      <mrow>
        <mover accent="true">
          <mrow>
            <mi>v</mi>
          </mrow>
          <mo stretchy="false">̄</mo>
        </mover>
        <mo stretchy="false">=</mo>
        <munder>
          <mi mathvariant="italic">min</mi>
          <mrow>
            <mi>i</mi>
          </mrow>
        </munder>
      </mrow>
      <munder>
        <mi mathvariant="italic">max</mi>
        <mrow>
          <mi>j</mi>
        </mrow>
      </munder>
      <msub>
        <mi>a</mi>
        <mi mathvariant="italic">ij</mi>
      </msub>
    </mrow>
    <annotation encoding="StarMath 5.0">bar  {v}  = min csub{i} max csub{j} a_ij </annotation>
  </semantics>
</math>
</file>

<file path=Object 3/content.xml><?xml version="1.0" encoding="utf-8"?>
<math xmlns="http://www.w3.org/1998/Math/MathML">
  <semantics>
    <mrow>
      <munder accentunder="true">
        <mrow>
          <mi>v</mi>
        </mrow>
        <mo>̲</mo>
      </munder>
    </mrow>
    <annotation encoding="StarMath 5.0">underline {v}</annotation>
  </semantics>
</math>
</file>

<file path=Object 4/content.xml><?xml version="1.0" encoding="utf-8"?>
<math xmlns="http://www.w3.org/1998/Math/MathML">
  <semantics>
    <mrow>
      <mover accent="true">
        <mrow>
          <mi>v</mi>
        </mrow>
        <mo stretchy="false">̄</mo>
      </mover>
    </mrow>
    <annotation encoding="StarMath 5.0">bar {v}</annotation>
  </semantics>
</math>
</file>